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 style:font-family-generic="swiss"/>
    <style:font-face style:name="IRZar" svg:font-family="IRZ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14pt" officeooo:rsid="00040e0f" officeooo:paragraph-rsid="00040e0f" style:font-size-asian="14pt" style:font-name-complex="IRZar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4pt" officeooo:rsid="00040e0f" officeooo:paragraph-rsid="00040e0f" style:font-size-asian="14pt" style:font-name-complex="IRZar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سلام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 style:font-family-generic="swiss"/>
    <style:font-face style:name="IRZar" svg:font-family="IRZ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aeed sarkarati</meta:initial-creator>
    <meta:creation-date>2023-08-12T11:08:48.474000000</meta:creation-date>
    <meta:generator>LibreOffice/6.4.3.2$Windows_X86_64 LibreOffice_project/747b5d0ebf89f41c860ec2a39efd7cb15b54f2d8</meta:generator>
    <dc:date>2023-08-12T11:13:08.966000000</dc:date>
    <dc:creator>saeed sarkarati</dc:creator>
    <meta:editing-duration>PT4M22S</meta:editing-duration>
    <meta:editing-cycles>1</meta:editing-cycles>
    <meta:document-statistic meta:table-count="0" meta:image-count="0" meta:object-count="0" meta:page-count="1" meta:paragraph-count="2" meta:word-count="3" meta:character-count="15" meta:non-whitespace-character-count="14"/>
  </office:meta>
</office:document-meta>
</file>